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language="pt" fo:country="BR" officeooo:rsid="000e2760" officeooo:paragraph-rsid="000904b8" style:font-size-asian="14pt" style:font-size-complex="14pt"/>
    </style:style>
    <style:style style:name="P2" style:family="paragraph" style:parent-style-name="Standard">
      <style:text-properties style:font-name="Liberation Serif" fo:font-size="14pt" fo:language="pt" fo:country="BR" officeooo:rsid="00104087" officeooo:paragraph-rsid="0011dd77" style:font-size-asian="14pt" style:font-size-complex="14pt"/>
    </style:style>
    <style:style style:name="P3" style:family="paragraph" style:parent-style-name="Standard">
      <style:text-properties style:font-name="Liberation Serif" fo:font-size="14pt" fo:language="pt" fo:country="BR" officeooo:rsid="0011dd77" officeooo:paragraph-rsid="0011dd77" style:font-size-asian="14pt" style:font-size-complex="14pt"/>
    </style:style>
    <style:style style:name="P4" style:family="paragraph" style:parent-style-name="Standard">
      <style:text-properties style:font-name="Liberation Serif" fo:font-size="14pt" fo:language="pt" fo:country="BR" fo:font-weight="normal" officeooo:rsid="000e2760" officeooo:paragraph-rsid="000904b8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language="pt" fo:country="BR" officeooo:rsid="00015dc1" officeooo:paragraph-rsid="0002dd8d" style:font-size-asian="14pt" style:font-size-complex="14pt"/>
    </style:style>
    <style:style style:name="P6" style:family="paragraph" style:parent-style-name="Standard">
      <style:text-properties fo:font-size="14pt" fo:language="pt" fo:country="BR" officeooo:rsid="00064ca1" officeooo:paragraph-rsid="00064ca1" style:font-size-asian="14pt" style:font-size-complex="14pt"/>
    </style:style>
    <style:style style:name="P7" style:family="paragraph" style:parent-style-name="Standard">
      <style:text-properties fo:font-size="14pt" fo:language="pt" fo:country="BR" officeooo:rsid="000724ae" officeooo:paragraph-rsid="000724ae" style:font-size-asian="14pt" style:font-size-complex="14pt"/>
    </style:style>
    <style:style style:name="P8" style:family="paragraph" style:parent-style-name="Standard">
      <style:text-properties fo:font-size="14pt" fo:language="pt" fo:country="BR" officeooo:rsid="0008da07" officeooo:paragraph-rsid="0008da07" style:font-size-asian="14pt" style:font-size-complex="14pt"/>
    </style:style>
    <style:style style:name="P9" style:family="paragraph" style:parent-style-name="Standard">
      <style:text-properties fo:font-size="14pt" fo:language="pt" fo:country="BR" officeooo:rsid="000904b8" officeooo:paragraph-rsid="000904b8" style:font-size-asian="14pt" style:font-size-complex="14pt"/>
    </style:style>
    <style:style style:name="P10" style:family="paragraph" style:parent-style-name="Standard">
      <style:text-properties fo:font-size="14pt" fo:language="pt" fo:country="BR" officeooo:rsid="0009bd1f" officeooo:paragraph-rsid="0009bd1f" style:font-size-asian="14pt" style:font-size-complex="14pt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>
      <style:text-properties style:text-line-through-style="none" style:text-line-through-type="none" fo:font-size="14pt" fo:language="pt" fo:country="BR" officeooo:rsid="0008da07" officeooo:paragraph-rsid="0008da07" style:font-size-asian="14pt" style:font-size-complex="14pt"/>
    </style:style>
    <style:style style:name="T1" style:family="text">
      <style:text-properties officeooo:rsid="000289c0"/>
    </style:style>
    <style:style style:name="T2" style:family="text">
      <style:text-properties officeooo:rsid="0004a3e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06bd1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officeooo:rsid="000904b8"/>
    </style:style>
    <style:style style:name="T7" style:family="text">
      <style:text-properties officeooo:rsid="000971b5"/>
    </style:style>
    <style:style style:name="T8" style:family="text">
      <style:text-properties style:text-line-through-style="none" style:text-line-through-type="non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f05f6" style:font-weight-asian="bold" style:font-weight-complex="bold"/>
    </style:style>
    <style:style style:name="T11" style:family="text">
      <style:text-properties fo:font-weight="bold" officeooo:rsid="00106bd1" style:font-weight-asian="bold" style:font-weight-complex="bold"/>
    </style:style>
    <style:style style:name="T12" style:family="text">
      <style:text-properties officeooo:rsid="000d8692"/>
    </style:style>
    <style:style style:name="T13" style:family="text">
      <style:text-properties style:text-underline-style="none" officeooo:rsid="000f05f6"/>
    </style:style>
    <style:style style:name="T14" style:family="text">
      <style:text-properties style:font-name="Monospace"/>
    </style:style>
    <style:style style:name="T15" style:family="text">
      <style:text-properties style:font-name="Monospace" style:text-underline-style="none" officeooo:rsid="000f05f6"/>
    </style:style>
    <style:style style:name="T16" style:family="text">
      <style:text-properties style:font-name="Monospace" style:text-underline-style="none" fo:font-weight="bold" style:font-weight-asian="bold" style:font-weight-complex="bold"/>
    </style:style>
    <style:style style:name="T17" style:family="text">
      <style:text-properties style:font-name="Monospace" style:text-underline-style="none" fo:font-weight="bold" officeooo:rsid="000f05f6" style:font-weight-asian="bold" style:font-weight-complex="bold"/>
    </style:style>
    <style:style style:name="T18" style:family="text">
      <style:text-properties style:font-name="Monospace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font-name="Monospace" fo:language="pt" fo:country="BR" fo:font-style="normal" fo:font-weight="bold" officeooo:rsid="000e2760" style:font-style-asian="normal" style:font-weight-asian="bold" style:font-style-complex="normal" style:font-weight-complex="bold"/>
    </style:style>
    <style:style style:name="T20" style:family="text">
      <style:text-properties style:font-name="Monospace" fo:font-weight="bold" style:font-weight-asian="bold" style:font-weight-complex="bold"/>
    </style:style>
    <style:style style:name="T21" style:family="text">
      <style:text-properties style:font-name="Monospace" fo:font-weight="normal" style:font-weight-asian="normal" style:font-weight-complex="normal"/>
    </style:style>
    <style:style style:name="T22" style:family="text">
      <style:text-properties style:font-name="Monospace"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style:font-name="Liberation Serif" style:text-underline-style="none"/>
    </style:style>
    <style:style style:name="T24" style:family="text">
      <style:text-properties officeooo:rsid="00106bd1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06bd1" style:font-weight-asian="normal" style:font-weight-complex="normal"/>
    </style:style>
    <style:style style:name="T27" style:family="text">
      <style:text-properties fo:color="#ffffff" fo:background-color="#111111" loext:char-shading-value="0"/>
    </style:style>
    <style:style style:name="T28" style:family="text">
      <style:text-properties fo:color="#ce181e" fo:font-weight="bold" style:font-weight-asian="bold" style:font-weight-complex="bold"/>
    </style:style>
    <style:style style:name="T29" style:family="text">
      <style:text-properties officeooo:rsid="0011dd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ascido na Groenlândia, Rasmus Lerdorf criou na década de 90, uma <text:span text:style-name="T1">ferramenta de </text:span>interface que verificava quantos visitantes acessavam o site naquele momento <text:span text:style-name="T1">e que interpretava comentários</text:span>. <text:span text:style-name="T1">Esse projeto foi evoluindo para uma CGI com bibliotecas e, quando se tornou Open Source, aumentou muito suas funcionalidades e popularidade através da comunidade. Em 1997, dois programadores Israelenses reescreveram o código da linguagem, o que fez a comunidade renomear seu nome para PHP: Hypertext Preprocessor.</text:span></text:p>
      <text:p text:style-name="P5"/>
      <text:p text:style-name="P6">Assim como o HTML é para <text:span text:style-name="T3">conteúdo</text:span>, as CSS são para <text:span text:style-name="T3">estilo</text:span> e o Javascript para <text:span text:style-name="T3">interatividade</text:span>, o PHP traz <text:span text:style-name="T3">funcionalidades adicionais</text:span> ao Desenvolvimento Web, se tornando uma das linguagens mais populares do mundo.</text:p>
      <text:p text:style-name="P6"/>
      <text:p text:style-name="P6">O padrão Unicode permite a compatibilidade de textos, independente do idioma e, infelizmente, o<text:span text:style-name="T2"> PHP tem problema</text:span>s de interpretação<text:span text:style-name="T2"> Unicode </text:span>(UTF-8)</text:p>
      <text:p text:style-name="P6"/>
      <text:p text:style-name="P6">Aula 02</text:p>
      <text:p text:style-name="P6"/>
      <text:p text:style-name="P7">Apache é uma ferramenta tradicional que transforma uma máquina em um servidor, ele tem uma ferramenta adicional que é o interpretador PHP</text:p>
      <text:p text:style-name="P7"/>
      <text:p text:style-name="P7">PHP são programas dentro do HTML que podem até mesmo acessar banco de dados, ou seja, toda parte PHP será interpretada e gerará um documento HTML que será enviado para o Cliente</text:p>
      <text:p text:style-name="P7"/>
      <text:p text:style-name="P8">Por ser uma tecnologia Server-side (ou back-end), o processamento é feito/<text:span text:style-name="T6">rodado</text:span> no servidor para depois enviar um HTML personalizado ao cliente</text:p>
      <text:p text:style-name="P8"/>
      <text:p text:style-name="P8">ASP (incorporada ao .NET) e JSP são outros exemplos de tecnologias Server-Side.</text:p>
      <text:p text:style-name="P8"/>
      <text:p text:style-name="P8">Para <text:span text:style-name="T7">simular um servidor web em uma máquina doméstica</text:span>, serão precisos 3 programas:</text:p>
      <text:p text:style-name="P8">-Apache <text:span text:style-name="T7">HTTP server</text:span></text:p>
      <text:p text:style-name="P8">-MySQL, ferramenta de banco de da<text:span text:style-name="T8">dos</text:span></text:p>
      <text:p text:style-name="P12">-PHP, <text:s/>interpretador <text:span text:style-name="T7">mais popular no back-end</text:span></text:p>
      <text:p text:style-name="P9">Para simplificar esse processo, <text:span text:style-name="T12">instale o</text:span> pacote de ferramentas WAMP <text:span text:style-name="T12">(ou XAMPP, que é multiplataforma e mais leve) para formar um ambiente integrado de desenvolvimento em PHP</text:span></text:p>
      <text:p text:style-name="P9"/>
      <text:p text:style-name="P11">Ao instalar o <text:span text:style-name="T19">XAMPP</text:span> → <text:s/>abra o <text:span text:style-name="T10">p</text:span><text:span text:style-name="T9">ainel_de_</text:span><text:span text:style-name="T10">c</text:span><text:span text:style-name="T9">ontrole</text:span>→ click no <text:span text:style-name="T18">botão_explorer</text:span> para abrir o diretório onde o programa está instalado→ abra a pasta <text:span text:style-name="T19">htdocs</text:span>→ <text:span text:style-name="T20">crie uma pasta</text:span> e dentro dela salve seus arquivos com extensão <text:span text:style-name="T20">.php</text:span>→abra o navegador <text:soft-page-break/>→ na <text:span text:style-name="T13">URL, digite </text:span><text:span text:style-name="T17">localhost</text:span><text:span text:style-name="T15">/</text:span><text:span text:style-name="T23">→complemente o endereço com o </text:span><text:span text:style-name="T16">nome_da_pasta</text:span><text:span text:style-name="T23"> que criou e o </text:span><text:span text:style-name="T16">nome_do_arquivo.php</text:span></text:p>
      <text:p text:style-name="P1"/>
      <text:p text:style-name="P2"><text:span text:style-name="T24">Por padrão, </text:span><text:span text:style-name="T9">index</text:span> é sempre o arquivo raiz, <text:span text:style-name="T24">ou seja, o </text:span><text:span text:style-name="T4">arquivo da página principal</text:span><text:span text:style-name="T24"> de um site e o </text:span><text:span text:style-name="T4">primeiro a ser executado</text:span><text:span text:style-name="T24"> pelo servidor, </text:span>sendo facultativo declará-lo na URL. <text:span text:style-name="T29">Sem esse arquivo no diretório raiz, o resultado pode ser catastrófico pois o servidor pode apresentar toda a estrutura do projeto ( diretório raiz).</text:span></text:p>
      <text:p text:style-name="P2"/>
      <text:p text:style-name="P3">O <text:span text:style-name="T9">endereço de um servidor</text:span> local é <text:span text:style-name="T5">127.0.0.1</text:span><text:span text:style-name="T9"> </text:span>ou, em sua forma DNS, <text:span text:style-name="T22">localhost</text:span></text:p>
      <text:p text:style-name="P4"/>
      <text:p text:style-name="P10"><text:span text:style-name="T26">No HTML, a</text:span><text:span text:style-name="T11"> </text:span><text:span text:style-name="T9">Super Tag</text:span> é utilizada para inserir outras linguagens. <text:span text:style-name="T24">Por exemplo, t</text:span>udo que estiver dentro da superTag <text:span text:style-name="T27">&lt;?php ?&gt;</text:span> é considerado código PHP</text:p>
      <text:p text:style-name="P10"/>
      <text:p text:style-name="P10">No PHP, é necessário o ponto-e-vírgula (;) para indicar o fim do comando</text:p>
      <text:p text:style-name="P10"/>
      <text:p text:style-name="P10"><text:span text:style-name="T28">echo</text:span> é o comando para imprimir na te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8-11T21:15:23.203000000</dc:date>
    <meta:editing-duration>PT28M53S</meta:editing-duration>
    <meta:editing-cycles>3</meta:editing-cycles>
    <meta:document-statistic meta:table-count="0" meta:image-count="0" meta:object-count="0" meta:page-count="2" meta:paragraph-count="19" meta:word-count="440" meta:character-count="2751" meta:non-whitespace-character-count="2328"/>
  </office:meta>
</office:document-meta>
</file>